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017cm" fo:margin-left="0.328cm" fo:margin-right="7.655cm" table:align="margins" style:shadow="none"/>
    </style:style>
    <style:style style:name="表格1.A" style:family="table-column">
      <style:table-column-properties style:column-width="9.017cm" style:rel-column-width="511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823cm" table:align="margins"/>
    </style:style>
    <style:style style:name="表格2.A" style:family="table-column">
      <style:table-column-properties style:column-width="5.927cm" style:rel-column-width="3360*"/>
    </style:style>
    <style:style style:name="表格2.B" style:family="table-column">
      <style:table-column-properties style:column-width="2.896cm" style:rel-column-width="1642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Part <text:s/>Number</text:p>
                </table:table-cell>
                <table:table-cell table:style-name="表格2.B1" office:value-type="string">
                  <text:p text:style-name="Table_20_Contents">Issue</text:p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Order No</text:p>
                </table:table-cell>
                <table:table-cell table:style-name="表格2.B2" office:value-type="string">
                  <text:p text:style-name="Table_20_Contents">Qty in Packet</text:p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Finish</text:p>
                </table:table-cell>
                <table:table-cell table:style-name="表格2.B2" office:value-type="string">
                  <text:p text:style-name="Table_20_Contents">Date Code</text:p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4:27:10.56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7" meta:word-count="12" meta:character-count="78"/>
  </office:meta>
</office:document-meta>
</file>